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  <table:table-cell office:value-type="string" calcext:value-type="string">
            <text:p>Homework Wk 2</text:p>
          </table:table-cell>
          <table:table-cell office:value-type="string" calcext:value-type="string">
            <text:p>Quiz 2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formula="of:=0.8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5" office:value-type="float" office:value="0.5" calcext:value-type="float">
            <text:p>0.5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75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/>
          <table:table-cell table:formula="of:=0.75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 table:formula="of:=0.8" office:value-type="float" office:value="0.8" calcext:value-type="float">
            <text:p>0.8</text:p>
          </table:table-cell>
          <table:table-cell table:formula="of:=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  <table:table-cell table:formula="of:=0.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" office:value-type="float" office:value="0.8" calcext:value-type="float">
            <text:p>0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2-01-18">00/00/0000</text:date>, <text:time style:data-style-name="N2" text:time-value="14:44:42.919604514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Jordan Hanson</meta:initial-creator>
    <meta:creation-date>2022-01-08T14:11:37</meta:creation-date>
    <dc:date>2022-01-18T15:09:44.839458250</dc:date>
    <meta:editing-duration>PT10H34M28S</meta:editing-duration>
    <meta:editing-cycles>72</meta:editing-cycles>
    <meta:document-statistic meta:table-count="1" meta:cell-count="112" meta:object-count="0"/>
  </office:meta>
</office:document-meta>
</file>